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81b" officeooo:paragraph-rsid="001f181b"/>
    </style:style>
    <style:style style:name="P2" style:family="paragraph" style:parent-style-name="Standard">
      <style:text-properties officeooo:rsid="001f181b" officeooo:paragraph-rsid="001f9640"/>
    </style:style>
    <style:style style:name="P3" style:family="paragraph" style:parent-style-name="Standard">
      <style:text-properties officeooo:rsid="001f9640" officeooo:paragraph-rsid="001f9640"/>
    </style:style>
    <style:style style:name="P4" style:family="paragraph" style:parent-style-name="Standard">
      <style:text-properties officeooo:rsid="001ffac2" officeooo:paragraph-rsid="001ffac2"/>
    </style:style>
    <style:style style:name="P5" style:family="paragraph" style:parent-style-name="Text_20_body">
      <style:text-properties officeooo:rsid="001ffac2" officeooo:paragraph-rsid="001ffac2"/>
    </style:style>
    <style:style style:name="T1" style:family="text">
      <style:text-properties officeooo:rsid="001f9640"/>
    </style:style>
    <style:style style:name="T2" style:family="text">
      <style:text-properties officeooo:rsid="001ffac2"/>
    </style:style>
    <style:style style:name="T3" style:family="text">
      <style:text-properties officeooo:rsid="00212c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hrstraßensymbol</text:p>
      <text:h text:style-name="Heading_20_1" text:outline-level="1">Begrifflichkeiten</text:h>
      <text:p text:style-name="P1"/>
      <text:h text:style-name="Heading_20_2" text:outline-level="2"><text:span text:style-name="T2">Realer </text:span>Knoten</text:h>
      <text:p text:style-name="P2">Eine Verbindung zwischen zwei Weichen die <text:span text:style-name="T1">einen Zug aufnehmen kann (Block) oder eine Verbindung zwischen einer Weiche und einem </text:span>Endgleis wird <text:span text:style-name="T2">realer </text:span>Knoten genannt. <text:span text:style-name="T1">Je nach Länge können zwischen den Verbindungen mehrere reale Knoten (also Blöcke) auftreten.</text:span></text:p>
      <text:p text:style-name="P2">Ein <text:span text:style-name="T2">realer </text:span>Knoten kann entweder besetzt oder frei sein. Je nachdem ob er durch einen Zug belegt ist oder nicht.</text:p>
      <text:p text:style-name="P1"/>
      <text:h text:style-name="Heading_20_2" text:outline-level="2">Virtueller Knoten</text:h>
      <text:p text:style-name="P1"><text:span text:style-name="T1">Kann eine Verbindung zwischen zwei Weichen keine Züge aufnehmen (z.B. weil zwei Weichen unmittelbar miteinander verbunden sind) </text:span>handelt es sich um einen virtuellen Knoten.</text:p>
      <text:p text:style-name="P1">Virtuelle Knoten sind immer frei.</text:p>
      <text:p text:style-name="P1"/>
      <text:h text:style-name="Heading_20_2" text:outline-level="2">Kante</text:h>
      <text:p text:style-name="P3">Eine Verbindung zwischen zwei Knoten, <text:span text:style-name="T2">egal ob realer oder virtueller Knoten, wird Kante genannt. Hier wird zwischen inaktiver, aktiver und permanenter Kante unterschieden. </text:span></text:p>
      <text:p text:style-name="P3"/>
      <text:h text:style-name="Heading_20_3" text:outline-level="3">permanente Kante</text:h>
      <text:p text:style-name="P5">Eine permanente Kante verbindet zwei reale Knoten, wenn die Verbindung keine Weiche beinhaltet</text:p>
      <text:h text:style-name="Heading_20_3" text:outline-level="3"><text:span text:style-name="T3">i</text:span>naktive Kante</text:h>
      <text:p text:style-name="P4">Eine inaktive Kante verbindet zwei Knoten, wenn der eine Knoten durch die Stellung der Weiche nicht erreicht werden kann.</text:p>
      <text:p text:style-name="P4"/>
      <text:h text:style-name="Heading_20_3" text:outline-level="3">aktive Kante</text:h>
      <text:p text:style-name="P4">Eine aktive Kante verbindet zwei Knoten, wenn der eine Knoten durch die Stellung der Weiche <text:s/>erreicht wird kann.</text:p>
      <text:p text:style-name="P4"/>
      <text:p text:style-name="P4"/>
      <text:p text:style-name="P4">Zu einer aktiven Kante gehört mindestens eine oder maximal drei inaktive Kanten. Dieser Kantenverbund gehört zu einer Weiche. Ein Kantenverbund stellt softwaretechnisch eine Verkettete Liste dar,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22:31:29.492884832</meta:creation-date>
    <dc:date>2018-12-04T22:34:19.307120559</dc:date>
    <meta:editing-duration>PT42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17" meta:word-count="198" meta:character-count="1378" meta:non-whitespace-character-count="1194"/>
  </office:meta>
</office:document-meta>
</file>